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swiss"/>
    <style:font-face style:name="Calibri2" svg:font-family="Calibri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mbol" svg:font-family="Symbol"/>
  </office:font-face-decls>
  <office:automatic-styles>
    <style:style style:name="Tabela1" style:family="table">
      <style:table-properties style:width="17cm" fo:margin-left="0cm" table:align="left" style:may-break-between-rows="true" style:writing-mode="lr-tb"/>
    </style:style>
    <style:style style:name="Tabela1.A" style:family="table-column">
      <style:table-column-properties style:column-width="17cm"/>
    </style:style>
    <style:style style:name="Tabela1.A1" style:family="table-cell">
      <style:table-cell-properties fo:background-color="#ffffff" fo:padding-left="0.049cm" fo:padding-right="0.049cm" fo:padding-top="0cm" fo:padding-bottom="0cm" fo:border="0.05pt solid #000000" fo:vertical-align="center">
        <style:background-image/>
      </style:table-cell-properties>
    </style:style>
    <style:style style:name="Tabela1.A2" style:family="table-cell">
      <style:table-cell-properties fo:background-color="#ffffff" fo:padding-left="0.049cm" fo:padding-right="0.049cm" fo:padding-top="0cm" fo:padding-bottom="0cm" fo:border="0.05pt solid #000000" fo:vertical-align="center">
        <style:background-image/>
      </style:table-cell-properties>
    </style:style>
    <style:style style:name="Tabela2" style:family="table">
      <style:table-properties style:width="7.183cm" table:align="left"/>
    </style:style>
    <style:style style:name="Tabela2.A" style:family="table-column">
      <style:table-column-properties style:column-width="7.183cm"/>
    </style:style>
    <style:style style:name="Tabela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1pt" fo:font-weight="bold" fo:background-color="transparent" style:font-name-asian="Calibri" style:font-weight-asian="bold" style:font-name-complex="Calibri" style:font-weight-complex="bold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bold" fo:background-color="transparent" style:font-name-asian="Calibri" style:font-weight-asian="bold" style:font-name-complex="Calibri" style:font-weight-complex="bold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bold" fo:background-color="transparent" style:font-name-asian="Calibri" style:font-weight-asian="bold" style:font-name-complex="Calibri" style:font-weight-complex="bold" loext:padding="0cm" loext:border="none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paragraph-rsid="0020886c" fo:background-color="transparent" style:font-name-asian="Calibri" style:font-name-complex="Calibri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paragraph-rsid="002a8c88" fo:background-color="transparent" style:font-name-asian="Calibri" style:font-name-complex="Calibri"/>
    </style:style>
    <style:style style:name="P7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paragraph-rsid="005f12f9" fo:background-color="transparent" style:font-name-asian="Calibri" style:font-name-complex="Calibri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192e15" officeooo:paragraph-rsid="00192e15" fo:background-color="transparent" style:font-name-asian="Calibri" style:font-name-complex="Calibri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192e15" officeooo:paragraph-rsid="00192e15" fo:background-color="transparent" style:font-name-asian="Calibri" style:font-name-complex="Calibri" loext:padding="0cm" loext:border="none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1e6410" officeooo:paragraph-rsid="001e6410" fo:background-color="transparent" style:font-name-asian="Calibri" style:font-name-complex="Calibri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 loext:padding="0cm" loext:border="none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2a66b2" officeooo:paragraph-rsid="002a66b2" fo:background-color="transparent" style:font-name-asian="Calibri" style:font-name-complex="Calibri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2a8c88" officeooo:paragraph-rsid="002a8c88" fo:background-color="transparent" style:font-name-asian="Calibri" style:font-name-complex="Calibri"/>
    </style:style>
    <style:style style:name="P15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2aabd3" officeooo:paragraph-rsid="002aabd3" fo:background-color="transparent" style:font-name-asian="Calibri" style:font-name-complex="Calibri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2aabd3" officeooo:paragraph-rsid="002aabd3" fo:background-color="transparent" style:font-name-asian="Calibri" style:font-name-complex="Calibri" loext:padding="0cm" loext:border="none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2aabd3" officeooo:paragraph-rsid="0064ff52" fo:background-color="transparent" style:font-name-asian="Calibri" style:font-name-complex="Calibri" loext:padding="0cm" loext:border="none"/>
    </style:style>
    <style:style style:name="P18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3a3c69" officeooo:paragraph-rsid="003a3c69" fo:background-color="transparent" style:font-name-asian="Calibri" style:font-name-complex="Calibri"/>
    </style:style>
    <style:style style:name="P19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3c08be" officeooo:paragraph-rsid="003c08be" fo:background-color="transparent" style:font-name-asian="Calibri" style:font-name-complex="Calibri"/>
    </style:style>
    <style:style style:name="P20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5615cf" officeooo:paragraph-rsid="005615cf" fo:background-color="transparent" style:font-name-asian="Calibri" style:font-name-complex="Calibri"/>
    </style:style>
    <style:style style:name="P21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59717a" officeooo:paragraph-rsid="0059717a" fo:background-color="transparent" style:font-name-asian="Calibri" style:font-name-complex="Calibri"/>
    </style:style>
    <style:style style:name="P22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59717a" officeooo:paragraph-rsid="0059717a" fo:background-color="transparent" style:font-name-asian="Calibri" style:font-name-complex="Calibri" loext:padding="0cm" loext:border="none"/>
    </style:style>
    <style:style style:name="P23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59717a" officeooo:paragraph-rsid="0059717a" fo:background-color="transparent" style:font-name-asian="Calibri" style:font-name-complex="Calibri" loext:padding="0cm" loext:border="none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59717a" officeooo:paragraph-rsid="005dc2fc" fo:background-color="transparent" style:font-name-asian="Calibri" style:font-name-complex="Calibri" loext:padding="0cm" loext:border="none"/>
    </style:style>
    <style:style style:name="P25" style:family="paragraph" style:parent-style-name="Heading_20_1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59717a" officeooo:paragraph-rsid="0064ff52" fo:background-color="transparent" style:font-name-asian="Calibri" style:font-name-complex="Calibri" loext:padding="0cm" loext:border="none"/>
    </style:style>
    <style:style style:name="P2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59717a" officeooo:paragraph-rsid="0064ff52" fo:background-color="transparent" style:font-name-asian="Calibri" style:font-name-complex="Calibri" loext:padding="0cm" loext:border="none"/>
    </style:style>
    <style:style style:name="P27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59717a" officeooo:paragraph-rsid="006869fe" fo:background-color="transparent" style:font-name-asian="Calibri" style:font-name-complex="Calibri" loext:padding="0cm" loext:border="none"/>
    </style:style>
    <style:style style:name="P28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3a3c69" officeooo:paragraph-rsid="003a3c69" fo:background-color="transparent" style:font-name-asian="Calibri" style:font-size-asian="12pt" style:font-weight-asian="normal" style:font-name-complex="Calibri" style:font-size-complex="12pt" style:font-weight-complex="normal"/>
    </style:style>
    <style:style style:name="P29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247d02" officeooo:paragraph-rsid="00247d02" fo:background-color="#ffff00" style:font-name-asian="Calibri" style:font-size-asian="14pt" style:font-weight-asian="normal" style:font-name-complex="Calibri" style:font-size-complex="14pt" style:font-weight-complex="normal"/>
    </style:style>
    <style:style style:name="P30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2642b2" officeooo:paragraph-rsid="002642b2" fo:background-color="#ffff00" style:font-name-asian="Calibri" style:font-size-asian="14pt" style:font-weight-asian="normal" style:font-name-complex="Calibri" style:font-size-complex="14pt" style:font-weight-complex="normal"/>
    </style:style>
    <style:style style:name="P31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2940ea" officeooo:paragraph-rsid="002940ea" fo:background-color="#ffff00" style:font-name-asian="Calibri" style:font-size-asian="14pt" style:font-weight-asian="normal" style:font-name-complex="Calibri" style:font-size-complex="14pt" style:font-weight-complex="normal"/>
    </style:style>
    <style:style style:name="P32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2dae60" officeooo:paragraph-rsid="002dae60" fo:background-color="#ffff00" style:font-name-asian="Calibri" style:font-size-asian="14pt" style:font-weight-asian="normal" style:font-name-complex="Calibri" style:font-size-complex="14pt" style:font-weight-complex="normal"/>
    </style:style>
    <style:style style:name="P33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3dd8ae" officeooo:paragraph-rsid="003dd8ae" fo:background-color="#ffff00" style:font-name-asian="Calibri" style:font-size-asian="14pt" style:font-weight-asian="normal" style:font-name-complex="Calibri" style:font-size-complex="14pt" style:font-weight-complex="normal"/>
    </style:style>
    <style:style style:name="P34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3fad21" officeooo:paragraph-rsid="003fad21" fo:background-color="#ffff00" style:font-name-asian="Calibri" style:font-size-asian="14pt" style:font-weight-asian="normal" style:font-name-complex="Calibri" style:font-size-complex="14pt" style:font-weight-complex="normal"/>
    </style:style>
    <style:style style:name="P35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448431" officeooo:paragraph-rsid="00448431" fo:background-color="#ffff00" style:font-name-asian="Calibri" style:font-size-asian="14pt" style:font-weight-asian="normal" style:font-name-complex="Calibri" style:font-size-complex="14pt" style:font-weight-complex="normal"/>
    </style:style>
    <style:style style:name="P36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31d024" officeooo:paragraph-rsid="0040f256" fo:background-color="#ffff00" style:font-name-asian="Calibri" style:font-size-asian="14pt" style:font-weight-asian="normal" style:font-name-complex="Calibri" style:font-size-complex="14pt" style:font-weight-complex="normal"/>
    </style:style>
    <style:style style:name="P37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31d024" officeooo:paragraph-rsid="00492207" fo:background-color="#ffff00" style:font-name-asian="Calibri" style:font-size-asian="14pt" style:font-weight-asian="normal" style:font-name-complex="Calibri" style:font-size-complex="14pt" style:font-weight-complex="normal"/>
    </style:style>
    <style:style style:name="P38" style:family="paragraph" style:parent-style-name="Heading_20_1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31d024" officeooo:paragraph-rsid="00492207" fo:background-color="#ffff00" style:font-name-asian="Calibri" style:font-size-asian="14pt" style:font-weight-asian="normal" style:font-name-complex="Calibri" style:font-size-complex="14pt" style:font-weight-complex="normal"/>
    </style:style>
    <style:style style:name="P39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43dbb9" officeooo:paragraph-rsid="0043dbb9" fo:background-color="#ffff00" style:font-name-asian="Calibri" style:font-size-asian="14pt" style:font-weight-asian="normal" style:font-name-complex="Calibri" style:font-size-complex="14pt" style:font-weight-complex="normal"/>
    </style:style>
    <style:style style:name="P40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4618f5" officeooo:paragraph-rsid="004618f5" fo:background-color="#ffff00" style:font-name-asian="Calibri" style:font-size-asian="14pt" style:font-weight-asian="normal" style:font-name-complex="Calibri" style:font-size-complex="14pt" style:font-weight-complex="normal"/>
    </style:style>
    <style:style style:name="P41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4fe9b3" officeooo:paragraph-rsid="004fe9b3" fo:background-color="#ffff00" style:font-name-asian="Calibri" style:font-size-asian="14pt" style:font-weight-asian="normal" style:font-name-complex="Calibri" style:font-size-complex="14pt" style:font-weight-complex="normal"/>
    </style:style>
    <style:style style:name="P42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50b9c3" officeooo:paragraph-rsid="0050b9c3" fo:background-color="#ffff00" style:font-name-asian="Calibri" style:font-size-asian="14pt" style:font-weight-asian="normal" style:font-name-complex="Calibri" style:font-size-complex="14pt" style:font-weight-complex="normal"/>
    </style:style>
    <style:style style:name="P43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54db8b" officeooo:paragraph-rsid="0054db8b" fo:background-color="#ffff00" style:font-name-asian="Calibri" style:font-size-asian="14pt" style:font-weight-asian="normal" style:font-name-complex="Calibri" style:font-size-complex="14pt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4pt" fo:font-weight="normal" fo:background-color="#ffff00" style:font-name-asian="Calibri" style:font-size-asian="14pt" style:font-name-complex="Calibri" style:font-size-complex="14pt"/>
    </style:style>
    <style:style style:name="P45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paragraph-rsid="00179c82" fo:background-color="#ffff00" style:font-name-asian="Calibri" style:font-size-asian="14pt" style:font-name-complex="Calibri" style:font-size-complex="14pt"/>
    </style:style>
    <style:style style:name="P4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192e15" officeooo:paragraph-rsid="00192e15" fo:background-color="#ffff00" style:font-name-asian="Calibri" style:font-size-asian="14pt" style:font-name-complex="Calibri" style:font-size-complex="14pt"/>
    </style:style>
    <style:style style:name="P47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23521a" officeooo:paragraph-rsid="0023521a" fo:background-color="#ffff00" style:font-name-asian="Calibri" style:font-size-asian="14pt" style:font-name-complex="Calibri" style:font-size-complex="14pt"/>
    </style:style>
    <style:style style:name="P48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2f6ca9" officeooo:paragraph-rsid="002f6ca9" fo:background-color="#ffff00" style:font-name-asian="Calibri" style:font-size-asian="14pt" style:font-name-complex="Calibri" style:font-size-complex="14pt"/>
    </style:style>
    <style:style style:name="P49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2940ea" officeooo:paragraph-rsid="002940ea" fo:background-color="#ffff00" style:font-name-asian="Calibri" style:font-name-complex="Calibri"/>
    </style:style>
    <style:style style:name="P50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2940ea" officeooo:paragraph-rsid="002a66b2" fo:background-color="#ffff00" style:font-name-asian="Calibri" style:font-name-complex="Calibri"/>
    </style:style>
    <style:style style:name="P51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2pt" fo:font-weight="bold" fo:background-color="transparent" style:font-name-asian="Calibri" style:font-size-asian="12pt" style:font-weight-asian="bold" style:font-name-complex="Calibri" style:font-size-complex="12pt" style:font-weight-complex="bold"/>
    </style:style>
    <style:style style:name="P52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2pt" fo:font-weight="normal" officeooo:rsid="00179c82" officeooo:paragraph-rsid="00179c82" fo:background-color="transparent" style:font-name-asian="Calibri" style:font-size-asian="12pt" style:font-name-complex="Calibri" style:font-size-complex="12pt"/>
    </style:style>
    <style:style style:name="P53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2pt" fo:font-weight="normal" officeooo:rsid="001af832" officeooo:paragraph-rsid="001af832" fo:background-color="transparent" style:font-name-asian="Calibri" style:font-size-asian="12pt" style:font-name-complex="Calibri" style:font-size-complex="12pt"/>
    </style:style>
    <style:style style:name="P54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2pt" fo:font-weight="normal" officeooo:rsid="002dae60" officeooo:paragraph-rsid="002dae60" fo:background-color="transparent" style:font-name-asian="Calibri" style:font-size-asian="12pt" style:font-weight-asian="normal" style:font-name-complex="Calibri" style:font-size-complex="12pt" style:font-weight-complex="normal"/>
    </style:style>
    <style:style style:name="P55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2pt" fo:font-weight="normal" officeooo:rsid="0031d024" officeooo:paragraph-rsid="0031d024" fo:background-color="transparent" style:font-name-asian="Calibri" style:font-size-asian="12pt" style:font-weight-asian="normal" style:font-name-complex="Calibri" style:font-size-complex="12pt" style:font-weight-complex="normal"/>
    </style:style>
    <style:style style:name="P56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2pt" fo:font-weight="normal" officeooo:rsid="0031d024" officeooo:paragraph-rsid="0040f256" fo:background-color="transparent" style:font-name-asian="Calibri" style:font-size-asian="12pt" style:font-weight-asian="normal" style:font-name-complex="Calibri" style:font-size-complex="12pt" style:font-weight-complex="normal"/>
    </style:style>
    <style:style style:name="P57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2pt" fo:font-weight="normal" officeooo:rsid="0032151a" officeooo:paragraph-rsid="0032151a" fo:background-color="transparent" style:font-name-asian="Calibri" style:font-size-asian="12pt" style:font-weight-asian="normal" style:font-name-complex="Calibri" style:font-size-complex="12pt" style:font-weight-complex="normal"/>
    </style:style>
    <style:style style:name="P58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2pt" fo:font-weight="normal" officeooo:rsid="003400ca" officeooo:paragraph-rsid="003400ca" fo:background-color="transparent" style:font-name-asian="Calibri" style:font-size-asian="12pt" style:font-weight-asian="normal" style:font-name-complex="Calibri" style:font-size-complex="12pt" style:font-weight-complex="normal"/>
    </style:style>
    <style:style style:name="P59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2pt" fo:font-weight="normal" officeooo:rsid="0045d0f5" officeooo:paragraph-rsid="0031d024" fo:background-color="transparent" style:font-name-asian="Calibri" style:font-size-asian="12pt" style:font-weight-asian="normal" style:font-name-complex="Calibri" style:font-size-complex="12pt" style:font-weight-complex="normal"/>
    </style:style>
    <style:style style:name="P60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2pt" fo:font-weight="normal" officeooo:rsid="0047c3b8" officeooo:paragraph-rsid="0047c3b8" fo:background-color="transparent" style:font-name-asian="Calibri" style:font-size-asian="12pt" style:font-weight-asian="normal" style:font-name-complex="Calibri" style:font-size-complex="12pt" style:font-weight-complex="normal"/>
    </style:style>
    <style:style style:name="P61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2pt" fo:font-weight="normal" officeooo:rsid="004c9827" officeooo:paragraph-rsid="004c9827" fo:background-color="transparent" style:font-name-asian="Calibri" style:font-size-asian="12pt" style:font-weight-asian="normal" style:font-name-complex="Calibri" style:font-size-complex="12pt" style:font-weight-complex="normal"/>
    </style:style>
    <style:style style:name="P62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6pt" fo:font-weight="normal" officeooo:rsid="0064ff52" officeooo:paragraph-rsid="0064ff52" fo:background-color="transparent" style:font-name-asian="Calibri" style:font-size-asian="16pt" style:font-name-complex="Calibri" style:font-size-complex="16pt" loext:padding="0cm" loext:border="none"/>
    </style:style>
    <style:style style:name="P63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fo:background-color="transparent" style:font-name-asian="Liberation Serif" style:font-name-complex="Liberation Serif"/>
    </style:style>
    <style:style style:name="P64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paragraph-rsid="0020886c" fo:background-color="transparent" style:font-name-asian="Liberation Serif" style:font-name-complex="Liberation Serif"/>
    </style:style>
    <style:style style:name="P65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64ff52" officeooo:paragraph-rsid="0064ff52" fo:background-color="transparent" style:font-name-asian="Liberation Serif" style:font-name-complex="Liberation Serif" loext:padding="0cm" loext:border="none"/>
    </style:style>
    <style:style style:name="P66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64ff52" officeooo:paragraph-rsid="0064ff52" fo:background-color="transparent" style:font-name-asian="Liberation Serif" style:font-name-complex="Liberation Serif" loext:padding="0cm" loext:border="none"/>
    </style:style>
    <style:style style:name="P67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2aabd3" officeooo:paragraph-rsid="0064ff52" fo:background-color="transparent" style:font-name-asian="Liberation Serif" style:font-name-complex="Liberation Serif" loext:padding="0cm" loext:border="none"/>
    </style:style>
    <style:style style:name="P68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6869fe" officeooo:paragraph-rsid="006869fe" fo:background-color="transparent" style:font-name-asian="Liberation Serif" style:font-name-complex="Liberation Serif" loext:padding="0cm" loext:border="none"/>
    </style:style>
    <style:style style:name="P69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179c82" officeooo:paragraph-rsid="00179c82" fo:background-color="transparent" style:font-name-asian="Liberation Serif" style:font-size-asian="14pt" style:font-name-complex="Liberation Serif" style:font-size-complex="14pt"/>
    </style:style>
    <style:style style:name="P70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1cce92" officeooo:paragraph-rsid="001cce92" fo:background-color="transparent" style:font-name-asian="Liberation Serif" style:font-size-asian="14pt" style:font-name-complex="Liberation Serif" style:font-size-complex="14pt"/>
    </style:style>
    <style:style style:name="P71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6d1894" officeooo:paragraph-rsid="006d1894" fo:background-color="transparent" style:font-name-asian="Liberation Serif" style:font-size-asian="12pt" style:font-name-complex="Liberation Serif" style:font-size-complex="12pt" loext:padding="0cm" loext:border="none"/>
    </style:style>
    <style:style style:name="P72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weight-asian="bold" style:font-name-complex="Liberation Serif" style:font-weight-complex="bold"/>
    </style:style>
    <style:style style:name="P73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6pt" fo:font-weight="normal" officeooo:rsid="006d1894" officeooo:paragraph-rsid="006d1894" fo:background-color="transparent" style:font-name-asian="Liberation Serif" style:font-size-asian="16pt" style:font-name-complex="Liberation Serif" style:font-size-complex="16pt" loext:padding="0cm" loext:border="none"/>
    </style:style>
    <style:style style:name="P74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1pt" fo:font-weight="normal" officeooo:rsid="006d1894" officeooo:paragraph-rsid="006d1894" fo:background-color="transparent" style:font-name-asian="Liberation Serif" style:font-size-asian="9.60000038146973pt" style:font-name-complex="Liberation Serif" style:font-size-complex="11pt" loext:padding="0cm" loext:border="none"/>
    </style:style>
    <style:style style:name="P75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Mono" fo:font-size="10pt" fo:font-weight="normal" fo:background-color="transparent" style:font-name-asian="Liberation Mono" style:font-name-complex="Liberation Mono"/>
    </style:style>
    <style:style style:name="P76" style:family="paragraph" style:parent-style-name="Standard">
      <style:paragraph-properties fo:margin-top="0cm" fo:margin-bottom="0.499cm" style:contextual-spacing="false" fo:line-height="100%" fo:text-align="start" style:justify-single-word="false"/>
      <style:text-properties style:use-window-font-color="true" loext:opacity="0%" style:font-name="Liberation Mono" fo:font-size="10pt" fo:font-weight="normal" fo:background-color="transparent" style:font-name-asian="Liberation Mono" style:font-name-complex="Liberation Mono"/>
    </style:style>
    <style:style style:name="P77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4pt" fo:font-weight="normal" fo:background-color="#ffff00" style:font-name-asian="Liberation Serif" style:font-size-asian="14pt" style:font-weight-asian="normal" style:font-name-complex="Liberation Serif" style:font-size-complex="14pt" style:font-weight-complex="normal"/>
    </style:style>
    <style:style style:name="P78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4pt" fo:font-weight="normal" fo:background-color="#ffff00" style:font-name-asian="Liberation Serif" style:font-size-asian="14pt" style:font-name-complex="Liberation Serif" style:font-size-complex="14pt"/>
    </style:style>
    <style:style style:name="P79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4pt" fo:font-weight="normal" officeooo:rsid="0020886c" officeooo:paragraph-rsid="0020886c" fo:background-color="#ffff00" style:font-name-asian="Liberation Serif" style:font-size-asian="14pt" style:font-name-complex="Liberation Serif" style:font-size-complex="14pt"/>
    </style:style>
    <style:style style:name="P80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4pt" fo:font-weight="normal" officeooo:rsid="0021e004" officeooo:paragraph-rsid="0021e004" fo:background-color="#ffff00" style:font-name-asian="Liberation Serif" style:font-size-asian="14pt" style:font-name-complex="Liberation Serif" style:font-size-complex="14pt"/>
    </style:style>
    <style:style style:name="P81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4pt" fo:font-weight="normal" officeooo:rsid="0014de14" fo:background-color="#ffff00" style:font-name-asian="Liberation Serif" style:font-size-asian="14pt" style:font-name-complex="Liberation Serif" style:font-size-complex="14pt"/>
    </style:style>
    <style:style style:name="P82" style:family="paragraph" style:parent-style-name="Standard">
      <style:paragraph-properties fo:margin-top="0cm" fo:margin-bottom="0.499cm" style:contextual-spacing="false" fo:line-height="100%" fo:text-align="start" style:justify-single-word="false"/>
      <style:text-properties style:use-window-font-color="true" loext:opacity="0%" style:font-name="Calibri1" fo:font-size="12pt" fo:font-weight="bold" fo:background-color="transparent" style:font-name-asian="Liberation Mono" style:font-size-asian="12pt" style:font-weight-asian="bold" style:font-name-complex="Liberation Mono" style:font-size-complex="12pt" style:font-weight-complex="bold"/>
    </style:style>
    <style:style style:name="P83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84" style:family="paragraph" style:parent-style-name="Preformatted_20_Text">
      <style:paragraph-properties fo:margin-top="0cm" fo:margin-bottom="0.499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P85" style:family="paragraph" style:parent-style-name="Standard">
      <style:paragraph-properties fo:line-height="100%" fo:text-align="start" style:justify-single-word="false"/>
      <style:text-properties officeooo:paragraph-rsid="0023e433"/>
    </style:style>
    <style:style style:name="P86" style:family="paragraph" style:parent-style-name="Standard">
      <style:paragraph-properties fo:line-height="100%" fo:text-align="start" style:justify-single-word="false"/>
      <style:text-properties fo:color="#97d4d9" loext:opacity="100%" style:font-name="Liberation Serif" fo:font-size="10.5pt" fo:font-weight="normal" fo:background-color="#261c1e" style:font-name-asian="Liberation Serif" style:font-name-complex="Liberation Serif"/>
    </style:style>
    <style:style style:name="P87" style:family="paragraph" style:parent-style-name="Standard">
      <style:paragraph-properties fo:line-height="100%" fo:text-align="start" style:justify-single-word="false"/>
      <style:text-properties fo:color="#000000" loext:opacity="100%" style:font-name="Calibri1" fo:font-size="14pt" fo:font-weight="normal" fo:background-color="#ffff00" style:font-name-asian="Liberation Serif" style:font-size-asian="14pt" style:font-name-complex="Liberation Serif" style:font-size-complex="14pt"/>
    </style:style>
    <style:style style:name="P88" style:family="paragraph" style:parent-style-name="Standard">
      <style:paragraph-properties fo:line-height="100%" fo:text-align="start" style:justify-single-word="false"/>
      <style:text-properties fo:color="#000000" loext:opacity="100%" style:font-name="Liberation Serif" fo:font-size="12pt" fo:font-weight="normal" fo:background-color="transparent" style:font-name-asian="Liberation Serif" style:font-size-asian="12pt" style:font-name-complex="Liberation Serif" style:font-size-complex="12pt"/>
    </style:style>
    <style:style style:name="P89" style:family="paragraph" style:parent-style-name="Standard">
      <style:paragraph-properties fo:line-height="100%" fo:text-align="start" style:justify-single-word="false"/>
      <style:text-properties fo:color="#000000" loext:opacity="100%" style:font-name="Liberation Serif" fo:font-size="12pt" fo:font-weight="bold" fo:background-color="transparent" style:font-name-asian="Liberation Serif" style:font-size-asian="12pt" style:font-weight-asian="bold" style:font-name-complex="Liberation Serif" style:font-size-complex="12pt" style:font-weight-complex="bold"/>
    </style:style>
    <style:style style:name="P90" style:family="paragraph" style:parent-style-name="Standard">
      <style:paragraph-properties fo:line-height="100%" fo:text-align="start" style:justify-single-word="false"/>
      <style:text-properties style:font-name="Calibri1" fo:font-size="14pt" fo:background-color="#ffff00" style:font-size-asian="14pt" style:font-size-complex="14pt"/>
    </style:style>
    <style:style style:name="P91" style:family="paragraph" style:parent-style-name="Standard">
      <style:paragraph-properties fo:line-height="100%" fo:text-align="start" style:justify-single-word="false"/>
      <style:text-properties officeooo:rsid="0023e433" officeooo:paragraph-rsid="0023e433"/>
    </style:style>
    <style:style style:name="P92" style:family="paragraph" style:parent-style-name="Standard" style:list-style-name="L1">
      <style:paragraph-properties fo:margin-left="-0.635cm" fo:margin-right="0cm" fo:line-height="100%" fo:text-align="start" style:justify-single-word="false" fo:text-indent="0cm" style:auto-text-indent="false"/>
      <style:text-properties style:use-window-font-color="true" loext:opacity="0%" style:font-name="Liberation Serif" fo:font-size="12pt" fo:font-weight="bold" fo:background-color="transparent" style:font-name-asian="Liberation Serif" style:font-weight-asian="bold" style:font-name-complex="Liberation Serif" style:font-weight-complex="bold"/>
    </style:style>
    <style:style style:name="T1" style:family="text">
      <style:text-properties style:use-window-font-color="true" loext:opacity="0%" style:font-name="Liberation Serif" fo:font-size="12pt" fo:font-weight="normal" officeooo:rsid="001cce92" fo:background-color="transparent" loext:char-shading-value="0" style:font-name-asian="Liberation Serif" style:font-size-asian="14pt" style:font-name-complex="Liberation Serif" style:font-size-complex="14pt"/>
    </style:style>
    <style:style style:name="T2" style:family="text">
      <style:text-properties style:use-window-font-color="true" loext:opacity="0%" fo:font-weight="normal" style:font-name-asian="Liberation Serif" style:font-name-complex="Liberation Serif"/>
    </style:style>
    <style:style style:name="T3" style:family="text">
      <style:text-properties style:use-window-font-color="true" loext:opacity="0%" fo:font-weight="normal" officeooo:rsid="0014de14" style:font-name-asian="Liberation Serif" style:font-name-complex="Liberation Serif"/>
    </style:style>
    <style:style style:name="T4" style:family="text">
      <style:text-properties style:use-window-font-color="true" loext:opacity="0%" fo:font-weight="normal" style:font-name-asian="Calibri" style:font-name-complex="Calibri"/>
    </style:style>
    <style:style style:name="T5" style:family="text">
      <style:text-properties style:use-window-font-color="true" loext:opacity="0%" fo:font-weight="normal" officeooo:rsid="0014de14" style:font-name-asian="Calibri" style:font-name-complex="Calibri"/>
    </style:style>
    <style:style style:name="T6" style:family="text">
      <style:text-properties style:font-name="Calibri1" fo:font-size="14pt" fo:background-color="#ffff00" loext:char-shading-value="0" style:font-size-asian="14pt" style:font-size-complex="14pt"/>
    </style:style>
    <style:style style:name="T7" style:family="text">
      <style:text-properties style:font-name="Calibri1" fo:font-size="14pt" officeooo:rsid="0014de14" fo:background-color="#ffff00" loext:char-shading-value="0" style:font-size-asian="14pt" style:font-size-complex="14pt"/>
    </style:style>
    <style:style style:name="T8" style:family="text">
      <style:text-properties officeooo:rsid="0014de1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f5d80" style:font-weight-asian="bold" style:font-weight-complex="bold"/>
    </style:style>
    <style:style style:name="T11" style:family="text">
      <style:text-properties fo:font-weight="bold" style:font-size-asian="11pt" style:font-weight-asian="bold" style:font-size-complex="11pt" style:font-weight-complex="bold"/>
    </style:style>
    <style:style style:name="T12" style:family="text">
      <style:text-properties officeooo:rsid="001d0cfb"/>
    </style:style>
    <style:style style:name="T13" style:family="text">
      <style:text-properties officeooo:rsid="0020886c"/>
    </style:style>
    <style:style style:name="T14" style:family="text">
      <style:text-properties style:font-size-asian="14pt" style:font-weight-asian="normal" style:font-size-complex="14pt" style:font-weight-complex="normal"/>
    </style:style>
    <style:style style:name="T15" style:family="text">
      <style:text-properties officeooo:rsid="002940ea" style:font-size-asian="14pt" style:font-weight-asian="normal" style:font-size-complex="14pt" style:font-weight-complex="normal"/>
    </style:style>
    <style:style style:name="T16" style:family="text">
      <style:text-properties officeooo:rsid="002a66b2" style:font-size-asian="14pt" style:font-weight-asian="normal" style:font-size-complex="14pt" style:font-weight-complex="normal"/>
    </style:style>
    <style:style style:name="T17" style:family="text">
      <style:text-properties officeooo:rsid="0021a60d"/>
    </style:style>
    <style:style style:name="T18" style:family="text">
      <style:text-properties officeooo:rsid="0023521a"/>
    </style:style>
    <style:style style:name="T19" style:family="text">
      <style:text-properties officeooo:rsid="0023d9d6"/>
    </style:style>
    <style:style style:name="T20" style:family="text">
      <style:text-properties officeooo:rsid="0023e433"/>
    </style:style>
    <style:style style:name="T21" style:family="text">
      <style:text-properties officeooo:rsid="0027f231"/>
    </style:style>
    <style:style style:name="T22" style:family="text">
      <style:text-properties officeooo:rsid="002a8c88"/>
    </style:style>
    <style:style style:name="T23" style:family="text">
      <style:text-properties officeooo:rsid="002dc039"/>
    </style:style>
    <style:style style:name="T24" style:family="text">
      <style:text-properties officeooo:rsid="002f6ca9"/>
    </style:style>
    <style:style style:name="T25" style:family="text">
      <style:text-properties officeooo:rsid="00301564"/>
    </style:style>
    <style:style style:name="T26" style:family="text">
      <style:text-properties fo:font-size="14pt" fo:background-color="#ffff00" loext:char-shading-value="0" style:font-size-asian="14pt" style:font-size-complex="14pt"/>
    </style:style>
    <style:style style:name="T27" style:family="text">
      <style:text-properties officeooo:rsid="00492207"/>
    </style:style>
    <style:style style:name="T28" style:family="text">
      <style:text-properties officeooo:rsid="00502228"/>
    </style:style>
    <style:style style:name="T29" style:family="text">
      <style:text-properties officeooo:rsid="005989c7"/>
    </style:style>
    <style:style style:name="T30" style:family="text">
      <style:text-properties officeooo:rsid="005f12f9"/>
    </style:style>
    <style:style style:name="T31" style:family="text">
      <style:text-properties loext:padding="0cm" loext:border="none"/>
    </style:style>
    <style:style style:name="T32" style:family="text">
      <style:text-properties officeooo:rsid="0064ff52"/>
    </style:style>
    <style:style style:name="T33" style:family="text">
      <style:text-properties officeooo:rsid="00669b5c"/>
    </style:style>
    <text:list-style style:name="L1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78">#Estrutura do MongoDB</text:p>
      <text:p text:style-name="P63"/>
      <text:p text:style-name="P63">Os bancos de dados mongodb possuem collections (tabelas) que são um conjunto de documentos com formato de arquivo <text:s/>para estruturar dados chamado BSON que possuem estruturas muito similares a objetos javascript (JSON) estruturados por meio de fields ({} colunas) que possuem valores (linhas).O mongo DB armazerna os dados em BSON e os visualiza em JSON ou CSV localmente ou de forma externa</text:p>
      <text:p text:style-name="P4"/>
      <text:p text:style-name="P63">Bson é uma representação binária para armazernar dados no formato JSON, otimizando a velocidade, espaço e flexibilidade e entre outros problemas do formato JSON, o objetivo é alcança alta perfomace e foco em propósito geral. além de suportar a extensão a tipos de dados não suportados nativamente pelo JSON. Permitindo uma comunicação mais fácil entre o BD e as aplicações que podem ser escritos em várias linguagens, cada uma com sua própria variedade da dados.</text:p>
      <text:p text:style-name="P63"/>
      <text:p text:style-name="P63">Json format inicia e termina com chaves {}</text:p>
      <text:p text:style-name="P63">separa chaves (field/<text:span text:style-name="T13">campos</text:span>) e valores (linha<text:span text:style-name="T13">s</text:span>) por :</text:p>
      <text:p text:style-name="P63">separa cada par de keys( field) <text:s/>: e valor (linha) por , exemplo: “field”:value</text:p>
      <text:p text:style-name="P63">"" ao redor das chaves</text:p>
      <text:p text:style-name="P4"/>
      <text:p text:style-name="P4"/>
      <text:p text:style-name="P78">#Importando em BSON</text:p>
      <text:p text:style-name="P63">sudo mongorestore --uri="mongodb+srv://m001-student:m001-mongodb-basics@sandbox.bcdkq.mongodb.net/sample_airbnb" --drop dump</text:p>
      <text:p text:style-name="P63"><text:s text:c="3"/></text:p>
      <text:p text:style-name="P4"/>
      <text:p text:style-name="P4"/>
      <text:p text:style-name="P78">#Exportando em BSON</text:p>
      <text:p text:style-name="P63">sudo mongodump --uri="mongodb+srv://m001-student:m001-mongodb-basics@sandbox.bcdkq.mongodb.net/sample_restaurants" --drop dump/sample_restaurants</text:p>
      <text:p text:style-name="P4"/>
      <text:p text:style-name="P4"/>
      <text:p text:style-name="P78">#Importando em JSON</text:p>
      <text:p text:style-name="P63">sudo mongoimport --uri="mongodb+srv://m001-student:m001-mongodb-basics@sandbox.bcdkq.mongodb.net/sample_restaurants" <text:s/>-c=restaurants --drop restaurants.json</text:p>
      <text:p text:style-name="P4"/>
      <text:p text:style-name="P63">@pra importa em CSV ou TSV precisa especificar os fields</text:p>
      <text:p text:style-name="P4"/>
      <text:p text:style-name="P78">#Exportando JSON</text:p>
      <text:p text:style-name="P63">sudo mongoexport --uri="mongodb+srv://m001-student:m001-mongodb-basics@sandbox.bcdkq.mongodb.net/sample_airbnb" -d=sample_airbnb -c=listingsAndReviews --type=json -o=/home/brenfern/meusjson/listing.json</text:p>
      <text:p text:style-name="P4"/>
      <text:p text:style-name="P4"/>
      <text:p text:style-name="P78">#Expotando CSV</text:p>
      <text:p text:style-name="P63">sudo mongoexport --uri="mongodb+srv://m001-student:m001-mongodb-basics@sandbox.bcdkq.mongodb.net/sample_airbnb" -d=sample_airbnb -c=listingsAndReviews --type=csv -o=/home/brenfern/meusjson/listing.csv -f=listing_url</text:p>
      <text:p text:style-name="P63"/>
      <text:p text:style-name="P4"/>
      <text:p text:style-name="P63"><text:soft-page-break/>use &lt;db&gt;</text:p>
      <text:p text:style-name="P4"/>
      <text:p text:style-name="P63">show dbs</text:p>
      <text:p text:style-name="P4"/>
      <text:p text:style-name="P63">show collections</text:p>
      <text:p text:style-name="P4"/>
      <text:p text:style-name="P63">#inset</text:p>
      <text:p text:style-name="P4"/>
      <text:p text:style-name="P63">#insertOne</text:p>
      <text:p text:style-name="P4"/>
      <text:p text:style-name="P63">db.escola.insertOne( {“Nome” : “Breno” , “Idade” : 14} )</text:p>
      <text:p text:style-name="P4"/>
      <text:p text:style-name="P4"/>
      <text:p text:style-name="P78">#Inserindo um objeto, <text:span text:style-name="T17">subdocumento</text:span></text:p>
      <text:p text:style-name="P4"/>
      <text:p text:style-name="P63"/>
      <text:p text:style-name="P63">db.pets.insertOne(“_id: 1”, “pet”: “cat”, “atributos”: {“coat”: “lalala”, “crack”: “lababub”}, </text:p>
      <text:p text:style-name="P63">“nome”: “Erduado”})</text:p>
      <text:p text:style-name="P4"/>
      <text:p text:style-name="P79">#Inserindo um Array/Matriz</text:p>
      <text:p text:style-name="P80">#a array possui objetos que são subdocumentos</text:p>
      <text:p text:style-name="P63"/>
      <text:p text:style-name="P63">db.pets.insertOne(“_id: 1”, “pet”: “cat”, “atributos”: [{“coat”: “lalala”, “crack”: “lababub”}, {“defense” 1234, “power”: 1000}], </text:p>
      <text:p text:style-name="P63">“nome”: “Erduado”})</text:p>
      <text:p text:style-name="P4"/>
      <text:p text:style-name="P78">#insertMany</text:p>
      <text:p text:style-name="P4"/>
      <text:p text:style-name="P63">db.escola.insertMany( [ {“Nome” : “Breno” , “Idade” : 14}, {“Nome” : “Fernando”, “Idade” : 17} ] )</text:p>
      <text:p text:style-name="P4"/>
      <text:p text:style-name="P4"/>
      <text:p text:style-name="P78">#updateOne</text:p>
      <text:p text:style-name="P4"/>
      <text:p text:style-name="P63">db.pessoas.updateOne({“Nome” : “Breno” , “Idade” : 14}, {$set: {esta_empregado: true} })</text:p>
      <text:p text:style-name="P4"/>
      <text:p text:style-name="P63">db.grades.updateOne({“student_id”: 250, “class_id”: 339, {“$push: {“scores”: {“type”: “extra credit”, “score”: 100 }}})</text:p>
      <text:p text:style-name="P4"/>
      <text:p text:style-name="P78">#updateMany</text:p>
      <text:p text:style-name="P63"/>
      <text:p text:style-name="P63">db.pessoas.updateMany({} , {$set: {“Salario”: 5000} })</text:p>
      <text:p text:style-name="P4"/>
      <text:p text:style-name="P63">db.zips.updateMany({“city”: “HUDSON”}, {“$inc”: {“pop”: 10}})</text:p>
      <text:p text:style-name="P4"/>
      <text:p text:style-name="P4"/>
      <text:p text:style-name="P63">#deleteMany</text:p>
      <text:p text:style-name="P4"/>
      <text:p text:style-name="P63">db.pessoas.delete.Many({“esta_empregado”: true})</text:p>
      <text:p text:style-name="P4"/>
      <text:p text:style-name="P63">#deleteOne</text:p>
      <text:p text:style-name="P4"/>
      <text:p text:style-name="P63">db.pessoas.delete.One({“Nome” : “Debora”})</text:p>
      <text:p text:style-name="P4"><text:soft-page-break/></text:p>
      <text:p text:style-name="P63">#Vai inserir apenas os documentos que não possuem “_id” duplicada </text:p>
      <text:p text:style-name="P4"/>
      <text:p text:style-name="P75">db.pets.insert([{ "_id": 1, "pet": "cat" },</text:p>
      <text:p text:style-name="P75"><text:s text:c="16"/>{ "_id": 1, "pet": "dog" },</text:p>
      <text:p text:style-name="P75"><text:s text:c="16"/>{ "_id": 3, "pet": "fish" },</text:p>
      <text:p text:style-name="P76"><text:s text:c="16"/>{ "_id": 4, "pet": "snake" }], { "ordered": false })</text:p>
      <text:p text:style-name="P82">------------------------------------------------------------------------------------------------</text:p>
      <text:p text:style-name="P63"><text:span text:style-name="T6">#dropa coleções</text:span> </text:p>
      <text:p text:style-name="P4"/>
      <text:p text:style-name="P63">db.pessoas.drop()</text:p>
      <text:p text:style-name="P4"/>
      <text:p text:style-name="P63">#dropa banco de dados</text:p>
      <text:p text:style-name="P4"/>
      <text:p text:style-name="P63">db.dropdatabase() #o banco que você tá no momento</text:p>
      <text:p text:style-name="P4"/>
      <text:p text:style-name="P63">#otimiza espaço</text:p>
      <text:p text:style-name="P63"/>
      <text:p text:style-name="P63"/>
      <text:p text:style-name="P7">db.<text:span text:style-name="T30">pessoascr</text:span>.renameCollection()</text:p>
      <text:p text:style-name="P4"/>
      <text:p text:style-name="P4"/>
      <table:table table:name="Tabela1" table:style-name="Tabela1">
        <table:table-column table:style-name="Tabela1.A"/>
        <table:table-row table:style-name="TableLine94136370889024">
          <table:table-cell table:style-name="Tabela1.A1" office:value-type="string">
            <text:p text:style-name="P63">db.getSiblingDB("config").cache.databases.remove({_id:"DATABASE"}, {writeConcern: {w: 'majority'}});</text:p>
          </table:table-cell>
        </table:table-row>
        <table:table-row table:style-name="TableLine94136371029168">
          <table:table-cell table:style-name="Tabela1.A2" office:value-type="string">
            <text:p text:style-name="P63">db.getSiblingDB("config").cache.collections.remove({_id:/^DATABASE.*/}, {writeConcern: {w: 'majority'}});</text:p>
          </table:table-cell>
        </table:table-row>
      </table:table>
      <text:p text:style-name="P4"/>
      <text:p text:style-name="P4"/>
      <text:p text:style-name="P63">#conectando no cluster atlas</text:p>
      <text:p text:style-name="P4"/>
      <text:p text:style-name="P63">mongodb+srv://m001-student:m001-mongodb-basics@sandbox.bcdkq.mongodb.net/test</text:p>
      <text:p text:style-name="P4"/>
      <text:p text:style-name="P2">---------------------------------------------------------------------------------------------------------</text:p>
      <text:p text:style-name="P4"/>
      <text:p text:style-name="P64">#Pesquisando no atlas <text:s/>com JSON</text:p>
      <text:p text:style-name="P64">{"start station name":"Howard St &amp; Centre St", "birth year": 1961}</text:p>
      <text:p text:style-name="P5"/>
      <text:p text:style-name="P64">Na linha de comando usando o find: db.trips.find({“start station name":"Howard St &amp; Centre St", "birth year": 1961})</text:p>
      <text:p text:style-name="P5"/>
      <text:p text:style-name="P64">@it = iterar ou fazer de novo, repetir, reiterar-se</text:p>
      <text:p text:style-name="P5"/>
      <text:p text:style-name="P64">#quando usamos o find ele só mostra um quantidade limitada de documentos na tela, se quisermos ver mais deveremos usar o method it para ele retornar os próximos 20 documentos, isso é possível através do cursor, um objeto que o find retorna e que aponta para o conjunto de resultados da nossa última consulta.</text:p>
      <text:p text:style-name="P5"/>
      <text:p text:style-name="P64">db.pessoas.find({esta_empregado: true}).pretty().count() #updatemany ##insertMany</text:p>
      <text:p text:style-name="P5"/>
      <text:p text:style-name="P64">db.pessoas.findOne({nome: "João"}) #updateOne #insertOne</text:p>
      <text:p text:style-name="P5"/>
      <text:p text:style-name="P5"/>
      <text:p text:style-name="P5"><text:soft-page-break/></text:p>
      <text:p text:style-name="P64">#Um ponteiro é um endereço direto para o local de memória aonde o dado está armazenado</text:p>
      <text:p text:style-name="P2">---------------------------------------------------------------------------------------------------------</text:p>
      <text:p text:style-name="P4"/>
      <text:p text:style-name="P81"/>
      <text:p text:style-name="P63"><text:span text:style-name="T7">MQL- Queries </text:span><text:span text:style-name="T6">Operators</text:span>:</text:p>
      <text:p text:style-name="P4"/>
      <text:p text:style-name="P78"/>
      <text:p text:style-name="P78">#<text:span text:style-name="T8">query operator - update</text:span></text:p>
      <text:p text:style-name="P4"/>
      <text:p text:style-name="P63">$set</text:p>
      <text:p text:style-name="P4"/>
      <text:p text:style-name="P63">$inc</text:p>
      <text:p text:style-name="P4"/>
      <text:p text:style-name="P63">$rename</text:p>
      <text:p text:style-name="P4"/>
      <text:p text:style-name="P63">$unset</text:p>
      <text:p text:style-name="P4"/>
      <text:p text:style-name="P90"><text:span text:style-name="T2">#query operator </text:span><text:span text:style-name="T4">– com</text:span><text:span text:style-name="T5">paration</text:span></text:p>
      <text:p text:style-name="P4"/>
      <text:p text:style-name="P63">$eq = igual a</text:p>
      <text:p text:style-name="P4"/>
      <text:p text:style-name="P63">$ne = não é igual a ou diferente</text:p>
      <text:p text:style-name="P4"/>
      <text:p text:style-name="P63">$gt = maior que</text:p>
      <text:p text:style-name="P4"/>
      <text:p text:style-name="P63">$lt = menor que</text:p>
      <text:p text:style-name="P4"/>
      <text:p text:style-name="P63">$gte = maior ou igual que</text:p>
      <text:p text:style-name="P4"/>
      <text:p text:style-name="P63">$lte = menor ou igual que</text:p>
      <text:p text:style-name="P63"/>
      <text:p text:style-name="P4"/>
      <text:list xml:id="list3902682965" text:style-name="L1">
        <text:list-header>
          <text:p text:style-name="P92">db.pessoas.find({“nome”: {“$ne”: “José”}, “idade”: {“$lt”: 40}}).pretty()</text:p>
        </text:list-header>
      </text:list>
      <text:p text:style-name="P4"/>
      <text:p text:style-name="P4"/>
      <text:p text:style-name="P90"><text:span text:style-name="T2">#query </text:span><text:span text:style-name="T3">o</text:span><text:span text:style-name="T2">perator – l</text:span><text:span text:style-name="T3">ogic</text:span></text:p>
      <text:p text:style-name="P4"/>
      <text:p text:style-name="P63">$and</text:p>
      <text:p text:style-name="P4"/>
      <text:p text:style-name="P63">$or</text:p>
      <text:p text:style-name="P4"/>
      <text:p text:style-name="P63">$nor</text:p>
      <text:p text:style-name="P4"/>
      <text:p text:style-name="P63">$not</text:p>
      <text:p text:style-name="P4"/>
      <text:p text:style-name="P63">$expr</text:p>
      <text:p text:style-name="P4"/>
      <text:p text:style-name="P63">$push</text:p>
      <text:p text:style-name="P4"/>
      <text:p text:style-name="P86"/>
      <text:p text:style-name="P87">#logic operators + update operators</text:p>
      <text:p text:style-name="P86"/>
      <text:p text:style-name="P88"><text:soft-page-break/></text:p>
      <text:p text:style-name="P89">db.routes.find({"$and": [{"$or":[{dst_airport: "KZN"}, {"src_airport": "KZN"}]}, {"$or"}:[{"airplane": "CR2"}, {"airplane": "A81"}]}]}).count()</text:p>
      <text:p text:style-name="P63"/>
      <text:p text:style-name="P63"/>
      <text:p text:style-name="P63"/>
      <text:p text:style-name="P63"/>
      <text:p text:style-name="P77">#expressive query operator</text:p>
      <text:p text:style-name="P63"/>
      <text:p text:style-name="P63"><text:span text:style-name="T9">db.trips.find({ "$expr": { "$and": [ { "$gt": [ "$tripduration", 1200 ]}, { "$eq": [ "$end station id", "$start station id" ]} ]}}).count()</text:span> </text:p>
      <text:p text:style-name="P4"/>
      <text:p text:style-name="P4"/>
      <text:p text:style-name="P72">db.companies.find({“$expr”: {“$eq” : [“$twitter_username”, “<text:span text:style-name="T18">$</text:span>permalink”]}}).counr()</text:p>
      <text:p text:style-name="P4"/>
      <text:p text:style-name="P2">---------------------------------------------------------------------------------------------------------</text:p>
      <text:p text:style-name="P4"/>
      <text:p text:style-name="P44"/>
      <text:p text:style-name="P44">#arrays operator</text:p>
      <text:p text:style-name="P44"/>
      <text:p text:style-name="P52">$all = ajuda a consultar todos os documentos que possuam pelo menos os elementos citados, independente da ordem.</text:p>
      <text:p text:style-name="P52"/>
      <text:p text:style-name="P53">$size = vai trazer apenas os documentos com arrays com a quantidade expressada de objetos exemplo {“$size”: 20}</text:p>
      <text:p text:style-name="P69"/>
      <text:p text:style-name="P69">$push = <text:s/>insere linhas num array ou transforma um campo em um array</text:p>
      <text:p text:style-name="P69"/>
      <text:p text:style-name="P85"><text:span text:style-name="T1">$</text:span>elemMatch <text:span text:style-name="T12">= </text:span><text:span text:style-name="T19">usado para achar </text:span><text:span text:style-name="T20">um valor que corresponda ao que foi especificado na consultar</text:span></text:p>
      <text:p text:style-name="P91"><text:line-break/>$regex = usado para achar um valor que corresponda a string especificada na consulta </text:p>
      <text:p text:style-name="P70"/>
      <text:p text:style-name="P45"/>
      <text:p text:style-name="P2">db.listingsAndReviews.find({ "amenities": {</text:p>
      <text:p text:style-name="P2"><text:s text:c="34"/>"$size": 20,</text:p>
      <text:p text:style-name="P2"><text:s text:c="34"/>"$all": [ "Internet", "Wifi", <text:s/>"Kitchen",</text:p>
      <text:p text:style-name="P2"><text:s text:c="43"/>"Heating", "Family/kid friendly",</text:p>
      <text:p text:style-name="P2"><text:s text:c="43"/>"Washer", "Dryer", "Essentials",</text:p>
      <text:p text:style-name="P2"><text:s text:c="43"/>"Shampoo", "Hangers",</text:p>
      <text:p text:style-name="P2"><text:s text:c="43"/>"Hair dryer", "Iron",</text:p>
      <text:p text:style-name="P2"><text:s text:c="43"/>"Laptop friendly workspace" ]</text:p>
      <text:p text:style-name="P2"><text:s text:c="41"/>}</text:p>
      <text:p text:style-name="P2"><text:s text:c="28"/>}).pretty()</text:p>
      <text:p text:style-name="P4"/>
      <text:p text:style-name="P4"/>
      <text:p text:style-name="P3"/>
      <text:p text:style-name="P12"><text:span text:style-name="T9">db.grades.find({ "class_id": 431 }, { "scores": { "$elemMatch": { "score": { "$gt</text:span><text:span text:style-name="T10">e</text:span><text:span text:style-name="T9">": 85 } } } }).pretty()</text:span> </text:p>
      <text:p text:style-name="P4"/>
      <text:p text:style-name="P4"/>
      <text:p text:style-name="P51"/>
      <text:p text:style-name="P51"><text:soft-page-break/></text:p>
      <text:p text:style-name="P51"/>
      <text:p text:style-name="P51">db.companies.find({ "relationships.0.person.first_name": "Mark",</text:p>
      <text:p text:style-name="P83"><text:s text:c="20"/>"relationships.0.title": {"$regex": "CEO" } },</text:p>
      <text:p text:style-name="P84"><text:s text:c="18"/>{ "name": 1 }).pretty()</text:p>
      <text:p text:style-name="P4"/>
      <text:p text:style-name="P4"/>
      <text:p text:style-name="P4"/>
      <text:p text:style-name="P4"/>
      <text:p text:style-name="P4"/>
      <text:p text:style-name="P4"/>
      <text:p text:style-name="P46">#Projeção + array</text:p>
      <text:p text:style-name="P9"/>
      <text:p text:style-name="P9">Uma projeção nos permite decidir quais fields do documento serão parte do cursor resultante</text:p>
      <text:p text:style-name="P9"/>
      <text:p text:style-name="P11">#não mistura<text:span text:style-name="T13">r</text:span> 0 e 1 a não ser que seja um “_id”</text:p>
      <text:p text:style-name="P9"/>
      <text:p text:style-name="P10"><text:span text:style-name="T11">db.listingsAndReviews.find({ "amenities": "Wifi" }, { "price": 1, "address": 1, "_id": 0}).pretty()</text:span> </text:p>
      <text:p text:style-name="P4"/>
      <text:p text:style-name="P4"/>
      <text:p text:style-name="P4"/>
      <text:p text:style-name="P4"/>
      <text:p text:style-name="P47">#Consultar array e seus subdocumentos procurando um campo com um valor específico <text:span text:style-name="T20">usando a notação de ponto</text:span></text:p>
      <text:p text:style-name="P4"/>
      <text:p text:style-name="P1">db.trips.findOne({ "start station location.type": "Point" })</text:p>
      <text:p text:style-name="P1"/>
      <text:p text:style-name="P1"/>
      <text:p text:style-name="P1">---------------------------------------------------------------------------------------------------------</text:p>
      <text:p text:style-name="P1"/>
      <text:p text:style-name="P29"/>
      <text:p text:style-name="P29">#Framework de agregação</text:p>
      <text:p text:style-name="P29"/>
      <text:p text:style-name="P30">$expr</text:p>
      <text:p text:style-name="P30"/>
      <text:p text:style-name="P30">$match</text:p>
      <text:p text:style-name="P30"/>
      <text:p text:style-name="P30">$project</text:p>
      <text:p text:style-name="P30"><text:line-break/><text:span text:style-name="T21">$group</text:span></text:p>
      <text:p text:style-name="P30"/>
      <text:p text:style-name="P32">$count</text:p>
      <text:p text:style-name="P32"/>
      <text:p text:style-name="P33">$cond</text:p>
      <text:p text:style-name="P34"/>
      <text:p text:style-name="P56"><text:s/><text:span text:style-name="T26">$addFields</text:span></text:p>
      <text:p text:style-name="P36"/>
      <text:p text:style-name="P39"><text:soft-page-break/>$limit</text:p>
      <text:p text:style-name="P39"/>
      <text:p text:style-name="P39">$skip</text:p>
      <text:p text:style-name="P39"/>
      <text:p text:style-name="P39">$count</text:p>
      <text:p text:style-name="P39"/>
      <text:p text:style-name="P39">$sort</text:p>
      <text:p text:style-name="P39"/>
      <text:p text:style-name="P37"><text:span text:style-name="T27">$</text:span>geoNear</text:p>
      <text:p text:style-name="P37"/>
      <text:h text:style-name="P38" text:outline-level="1">$avg</text:h>
      <text:p text:style-name="P43"/>
      <text:p text:style-name="P32"/>
      <text:p text:style-name="P54">db.trips.aggregate([{“<text:span text:style-name="T23">$match”:{“tripduration”:{“$gte”: 525}}}, {“$project”: {“usertype”: 1, “birth year”: 1963, “_id”: 1}}])</text:span></text:p>
      <text:p text:style-name="P54"/>
      <text:p text:style-name="P55">db.pets.aggregate([{“$match”: {“name”: {“$eq”: “Bear”}}}, {“$project”: {“pet”: 1}}])</text:p>
      <text:p text:style-name="P55"/>
      <text:p text:style-name="P57">db.pet.saggregate([{“$project”: {“_id:”: 0, “pet”: 1}}])</text:p>
      <text:p text:style-name="P57"/>
      <text:p text:style-name="P58">db.pets.aggregate([{“$project”: {“_id”:0, “pet”: “Bear”, “attributes.coat”:1}}])</text:p>
      <text:p text:style-name="P57"/>
      <text:p text:style-name="P28">db.pets.aggregate([{“$match”: {“atributos.nome”: {“$eq”: “tigrezinho”}}}, {“$project”: {“pet”: 1, “_id”: 1}}])</text:p>
      <text:p text:style-name="P55"/>
      <text:p text:style-name="P55"/>
      <table:table table:name="Tabela2" table:style-name="Tabela2">
        <table:table-column table:style-name="Tabela2.A"/>
        <table:table-row table:style-name="TableLine94136370922544">
          <table:table-cell table:style-name="Tabela2.A1" office:value-type="string">
            <text:p text:style-name="Table_20_Contents">db.books.aggregate( [</text:p>
          </table:table-cell>
        </table:table-row>
        <table:table-row table:style-name="TableLine94136371193440">
          <table:table-cell table:style-name="Tabela2.A1" office:value-type="string">
            <text:p text:style-name="Table_20_Contents">{</text:p>
          </table:table-cell>
        </table:table-row>
        <table:table-row table:style-name="TableLine94136370942192">
          <table:table-cell table:style-name="Tabela2.A1" office:value-type="string">
            <text:p text:style-name="Table_20_Contents">$project: {</text:p>
          </table:table-cell>
        </table:table-row>
        <table:table-row table:style-name="TableLine94136370940416">
          <table:table-cell table:style-name="Tabela2.A1" office:value-type="string">
            <text:p text:style-name="Table_20_Contents">title: 1,</text:p>
          </table:table-cell>
        </table:table-row>
        <table:table-row table:style-name="TableLine94136370938736">
          <table:table-cell table:style-name="Tabela2.A1" office:value-type="string">
            <text:p text:style-name="Table_20_Contents">"author.first": 1,</text:p>
          </table:table-cell>
        </table:table-row>
        <table:table-row table:style-name="TableLine94136370949312">
          <table:table-cell table:style-name="Tabela2.A1" office:value-type="string">
            <text:p text:style-name="Table_20_Contents">"author.last" : 1,</text:p>
          </table:table-cell>
        </table:table-row>
        <table:table-row table:style-name="TableLine94136370956432">
          <table:table-cell table:style-name="Tabela2.A1" office:value-type="string">
            <text:p text:style-name="Table_20_Contents">"author.middle": {</text:p>
          </table:table-cell>
        </table:table-row>
        <table:table-row table:style-name="TableLine94136370952736">
          <table:table-cell table:style-name="Tabela2.A1" office:value-type="string">
            <text:p text:style-name="Table_20_Contents">$cond: {</text:p>
          </table:table-cell>
        </table:table-row>
        <table:table-row table:style-name="TableLine94136370950240">
          <table:table-cell table:style-name="Tabela2.A1" office:value-type="string">
            <text:p text:style-name="Table_20_Contents">if: { $eq: [ "", "$author.middle" ] },</text:p>
          </table:table-cell>
        </table:table-row>
        <table:table-row table:style-name="TableLine94136370965296">
          <table:table-cell table:style-name="Tabela2.A1" office:value-type="string">
            <text:p text:style-name="Table_20_Contents">then: "$$REMOVE",</text:p>
          </table:table-cell>
        </table:table-row>
        <table:table-row table:style-name="TableLine94136370963392">
          <table:table-cell table:style-name="Tabela2.A1" office:value-type="string">
            <text:p text:style-name="Table_20_Contents">else: "$author.middle"</text:p>
          </table:table-cell>
        </table:table-row>
      </table:table>
      <text:p text:style-name="P55"/>
      <text:p text:style-name="P55"/>
      <text:p text:style-name="P55">db.fruit.aggregate( [</text:p>
      <text:p text:style-name="P55"><text:s text:c="2"/>{</text:p>
      <text:p text:style-name="P55"><text:s text:c="4"/>$addFields: {</text:p>
      <text:p text:style-name="P55"><text:s text:c="6"/>_id : "$item",</text:p>
      <text:p text:style-name="P55"><text:s text:c="6"/>item: "fruit"</text:p>
      <text:p text:style-name="P55"><text:s text:c="4"/>}</text:p>
      <text:p text:style-name="P55"><text:s text:c="2"/>}</text:p>
      <text:p text:style-name="P55"><text:soft-page-break/>] )</text:p>
      <text:p text:style-name="P55"/>
      <text:p text:style-name="P55"/>
      <text:p text:style-name="P55">db.places.aggregate([</text:p>
      <text:p text:style-name="P55"><text:s text:c="3"/>{</text:p>
      <text:p text:style-name="P55"><text:s text:c="5"/>$geoNear: {</text:p>
      <text:p text:style-name="P55"><text:s text:c="8"/>near: { type: "Point", coordinates: [ -73.99279 , 40.719296 ] },</text:p>
      <text:p text:style-name="P55"><text:s text:c="8"/>distanceField: "dist.calculated",</text:p>
      <text:p text:style-name="P55"><text:s text:c="8"/>maxDistance: 2,</text:p>
      <text:p text:style-name="P55"><text:s text:c="8"/>query: { category: "Parks" },</text:p>
      <text:p text:style-name="P55"><text:s text:c="8"/>includeLocs: "dist.location",</text:p>
      <text:p text:style-name="P55"><text:s text:c="8"/>spherical: true</text:p>
      <text:p text:style-name="P55"><text:s text:c="5"/>}</text:p>
      <text:p text:style-name="P55"><text:s text:c="3"/>}</text:p>
      <text:p text:style-name="P55">])</text:p>
      <text:p text:style-name="P59"/>
      <text:p text:style-name="P60">db.pets.aggregate([{$sample: {“size”: 200}])</text:p>
      <text:p text:style-name="P60"/>
      <text:p text:style-name="P60"/>
      <text:p text:style-name="P61">db.movies.aggregate([{“$group:{_id:”$year”, “num_films_in_year”: {“$sum”: 1}}])</text:p>
      <text:p text:style-name="P61"/>
      <text:p text:style-name="P59"/>
      <text:p text:style-name="P55"/>
      <text:p text:style-name="P35">db.pets.aggregate([{“$atributos”:{“_id”: 0, name: 1}}, {“$limit”: 5}])</text:p>
      <text:p text:style-name="P35"/>
      <text:p text:style-name="P40">@o mesmo serve pro $count : “casas” ou $sort: {“casas”: -1}</text:p>
      <text:p text:style-name="P40"/>
      <text:p text:style-name="P41">db.movies.aggregate([{“$match”: {“imbd.rating”: {“$gt”: 0}, “year”: {“$gte”: 2010, “$lte”: 2015} runtime: {“$gte”: 90}}, }, {“$unwind”: “$genres”}, {“$group”:{ “_id” { “year”: “$year”, “$genre”: “$genres”}, “average_raiting: {“$avg: “$imbd_raiting”}}<text:span text:style-name="T28">}])</text:span></text:p>
      <text:p text:style-name="P41"/>
      <text:p text:style-name="P42">db.child_reference.aggregate([{“$match”: {“name: “dev”}}, {“$graphLookup: {from: “child_reference”, startWith: “$direct_reports”, “connectFromField: “direct_reports”, “connectToField: “name”, as: “till_2_level_reports”, maxDepth: 1}}]).pretty ()</text:p>
      <text:p text:style-name="P41"/>
      <text:p text:style-name="P41"/>
      <text:p text:style-name="P32"/>
      <text:p text:style-name="P30">-----------------------------------------------------------------------------------------------</text:p>
      <text:p text:style-name="P31"/>
      <text:p text:style-name="P31">sort = serve para ordenar os dados de forma crescente ou decrescente</text:p>
      <text:p text:style-name="P31"/>
      <text:p text:style-name="P31"><text:soft-page-break/></text:p>
      <text:p text:style-name="P49"><text:span text:style-name="T15">D</text:span><text:span text:style-name="T14">ecrescente</text:span></text:p>
      <text:p text:style-name="P49"><text:span text:style-name="T14">db.cursos.find(</text:span><text:span text:style-name="T16">)</text:span><text:span text:style-name="T14">.</text:span><text:span text:style-name="T16">sort(</text:span><text:span text:style-name="T14">{“nome”: -1})</text:span></text:p>
      <text:p text:style-name="P31"/>
      <text:p text:style-name="P31"/>
      <text:p text:style-name="P31">Crescente</text:p>
      <text:p text:style-name="P50"><text:span text:style-name="T14">db.cursos.find(</text:span><text:span text:style-name="T16">)</text:span><text:span text:style-name="T14">.</text:span><text:span text:style-name="T16">sort(</text:span><text:span text:style-name="T14">{“</text:span><text:span text:style-name="T16">idade</text:span><text:span text:style-name="T14">”: 1})</text:span></text:p>
      <text:p text:style-name="P4"/>
      <text:p text:style-name="P4"/>
      <text:p text:style-name="P13">limit = serve para retornar apenas a quantidade de linhas expressas</text:p>
      <text:p text:style-name="P13"/>
      <text:p text:style-name="P13">db.cursos.find().limit(4)</text:p>
      <text:p text:style-name="P4"/>
      <text:p text:style-name="P14">Índices são estruturas de dados especiais <text:bookmark text:name="ref-b-tree-id2"/>ue armazenam um pequeno parte do conjunto de dados da coleção de forma fácil de percorrer. o índice armazena o valor de um campo específico ou conjunto de campos, ordenados por o valor do campo.</text:p>
      <text:p text:style-name="P14"/>
      <text:p text:style-name="P12">db.routes.find({ "src_airport": "MUC" }).pretty() </text:p>
      <text:p text:style-name="P4"><text:span text:style-name="Teletype"/></text:p>
      <text:p text:style-name="P6"><text:span text:style-name="Teletype"><text:span text:style-name="T22">=</text:span></text:span></text:p>
      <text:p text:style-name="P4"><text:span text:style-name="Teletype"/></text:p>
      <text:p text:style-name="P4"><text:span text:style-name="Teletype">db.routes.createIndex({ "src_airport": -1 })</text:span></text:p>
      <text:p text:style-name="P7"><text:span text:style-name="Teletype">db.pets.createIndexes([{"pet": 1}, {"name": 1}])</text:span></text:p>
      <text:p text:style-name="P7"><text:span text:style-name="Teletype">db.pets.createIndex({"pet": 1, "name": 1})</text:span></text:p>
      <text:p text:style-name="P4"><text:span text:style-name="Teletype"/></text:p>
      <text:p text:style-name="P4"><text:span text:style-name="Teletype"/></text:p>
      <text:p text:style-name="P8"><text:span text:style-name="Teletype"><text:span text:style-name="T31">db.createUser() </text:span></text:span></text:p>
      <text:p text:style-name="P8"><text:span text:style-name="Teletype"><text:span text:style-name="T31"/></text:span></text:p>
      <text:p text:style-name="P8"><text:span text:style-name="Teletype"><text:span text:style-name="T31">db.dropUser() </text:span></text:span></text:p>
      <text:p text:style-name="P15"/>
      <text:p text:style-name="P16">db.serverStatus() </text:p>
      <text:p text:style-name="P15"/>
      <text:p text:style-name="P15"/>
      <text:p text:style-name="P15"/>
      <text:p text:style-name="P15"/>
      <text:p text:style-name="P48">#Upsert</text:p>
      <text:p text:style-name="P15"/>
      <text:p text:style-name="P15"/>
      <text:p text:style-name="P15">db.staff.updateOne({_Eu iria:3}, {$ set: {nome: "Sam", desig: "Liderança da equipe"}}, {upsert: <text:span text:style-name="T24">true</text:span><text:span text:style-name="T25">i</text:span>})</text:p>
      <text:p text:style-name="P15"/>
      <text:p text:style-name="P15"/>
      <text:p text:style-name="P18">expressões aritméticas no MongoDB</text:p>
      <text:p text:style-name="P18"/>
      <text:p text:style-name="P19">db.pets.aggregate([{“$match”: {“_id”: 1, “mycalc”: {“$multiply”: [{“$divide”: [“peso.altura”, 9.8]}, 86]}}}])</text:p>
      <text:p text:style-name="P19"/>
      <text:p text:style-name="P19"/>
      <text:p text:style-name="P19"/>
      <text:p text:style-name="P20">mongotop mongostat</text:p>
      <text:p text:style-name="P20"/>
      <text:p text:style-name="P21">match group sum e out<text:span text:style-name="T29">q</text:span></text:p>
      <text:p text:style-name="P21"/>
      <text:p text:style-name="P22">mongo admin --host localhost:27000 --eval ' db.createUser({ user: "m103-admin", pwd: "m103-pass", roles: [ {role: "root", db: "admin"} ] }) ' </text:p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/>fill out this configuration file, mongod.conf!</text:p>
      <text:p text:style-name="P22"># and then use it to run mongod with:</text:p>
      <text:p text:style-name="P24"># mongod -f mongod.conf <text:s/></text:p>
      <text:p text:style-name="P24"><text:s text:c="11"/></text:p>
      <text:p text:style-name="P22">storage: <text:s text:c="27"/></text:p>
      <text:p text:style-name="P22"><text:s text:c="2"/>dbPath: /var/mongodb/db <text:s text:c="10"/></text:p>
      <text:p text:style-name="P22">systemLog: <text:s text:c="25"/></text:p>
      <text:p text:style-name="P22"><text:s text:c="2"/>path: /var/mongodb/logs/mongod.log</text:p>
      <text:p text:style-name="P22"><text:s text:c="2"/>destination: file <text:s text:c="4"/></text:p>
      <text:p text:style-name="P22">net: <text:s text:c="19"/></text:p>
      <text:p text:style-name="P27"><text:s text:c="2"/>bindIp: localhost </text:p>
      <text:p text:style-name="P27"><text:s text:c="2"/>port: 27000 <text:s text:c="22"/></text:p>
      <text:p text:style-name="P27">security: <text:s text:c="26"/></text:p>
      <text:p text:style-name="P27"><text:s text:c="2"/>authorization: enabled</text:p>
      <text:p text:style-name="P27">processManagement: <text:s text:c="5"/></text:p>
      <text:p text:style-name="P27"><text:s text:c="2"/>fork: true <text:s text:c="13"/></text:p>
      <text:p text:style-name="P22"/>
      <text:p text:style-name="P62">#Methods de BD IMPORTANTES</text:p>
      <text:p text:style-name="P22"/>
      <text:p text:style-name="P22">db.adminCommand({"getLog": "global"})</text:p>
      <text:p text:style-name="P22"/>
      <text:p text:style-name="P22">db.getProfilingLevel()</text:p>
      <text:p text:style-name="P22"/>
      <text:p text:style-name="P22">db.setProfilingLevel(1) <text:span text:style-name="T33">ou 2, 1 = operaçãoes lentas que levem mais de 100 milisegundos pra serem executadas, entretanto podemos definir esse ms:</text:span></text:p>
      <text:p text:style-name="P22"/>
      <text:p text:style-name="P23"><text:s text:c="4"/>- db.setProfilingLevel( 1, { slowms: 0 } )</text:p>
      <text:p text:style-name="P22"/>
      <text:p text:style-name="P22">db.getReplicationInfo()</text:p>
      <text:p text:style-name="P22"/>
      <text:p text:style-name="P22">db.hostInfo()</text:p>
      <text:h text:style-name="P25" text:outline-level="1">db.copyDatabase()</text:h>
      <text:h text:style-name="P25" text:outline-level="1">db.cloneDatabase()</text:h>
      <text:p text:style-name="P26"/>
      <text:p text:style-name="P26">db.getProfiling<text:span text:style-name="T32">Status</text:span>()</text:p>
      <text:p text:style-name="P17"/>
      <text:p text:style-name="P17">db.serverStatus() </text:p>
      <text:p text:style-name="P67"/>
      <text:p text:style-name="P67">db.getSiblingDB("config").cache.databases.remove({_id:"DATABASE"}, {writeConcern: {w: 'majority'}});</text:p>
      <text:p text:style-name="P67"/>
      <text:p text:style-name="P66">db.getCollectionInfos</text:p>
      <text:p text:style-name="P66"/>
      <text:p text:style-name="P65"><text:span text:style-name="Source_20_Text">sudo systemctl start application.service</text:span></text:p>
      <text:p text:style-name="P68">top</text:p>
      <text:p text:style-name="P68"><text:soft-page-break/></text:p>
      <text:p text:style-name="P68">killall mongod</text:p>
      <text:p text:style-name="P68">sleep 3</text:p>
      <text:p text:style-name="P68"/>
      <text:p text:style-name="P68">sudo systemctl stop application.service</text:p>
      <text:p text:style-name="P68"/>
      <text:p text:style-name="P68">sudo systemctl restart application.service</text:p>
      <text:p text:style-name="P68"/>
      <text:p text:style-name="P68">sudo systemctl reload application.service</text:p>
      <text:p text:style-name="P68"/>
      <text:p text:style-name="P68">sudo systemctl enable application.service</text:p>
      <text:p text:style-name="P68"/>
      <text:p text:style-name="P68">sudo systemctl disable application.service</text:p>
      <text:p text:style-name="P68"/>
      <text:p text:style-name="P68">systemctl status application.service</text:p>
      <text:p text:style-name="P68"/>
      <text:p text:style-name="P68"/>
      <text:p text:style-name="P73">Autenticação e autorização MongoDB</text:p>
      <text:p text:style-name="P73"/>
      <text:p text:style-name="P71">O MongoDB trabalha com controle de acesso baseado em funções para autorizar um usuário autenticado, cada usuário tem uma ou mais funções atribuídas a ele e cada função tem um ou mais privilégios que representam grupos de ações e recursos, nos quais, ele pode ter acesso. Essa estrutura garanti um alto nível de isolamento de responsabilidades entre os usuários.</text:p>
      <text:p text:style-name="P73"/>
      <text:p text:style-name="P73"/>
      <text:p text:style-name="P71">SCRAM = autenticação padrão de senha</text:p>
      <text:p text:style-name="P74"/>
      <text:p text:style-name="P71">X509 = certificado de segurança para autenticação</text:p>
      <text:p text:style-name="P71"/>
      <text:p text:style-name="P71">Autenticação para versão enterprise:</text:p>
      <text:p text:style-name="P71"/>
      <text:p text:style-name="P71">LDAP = msm mecanismo, no qual, o Active Directory se baseia</text:p>
      <text:p text:style-name="P71"/>
      <text:p text:style-name="P71">KEBEROS = mecanismo poderos de autenticação</text:p>
      <text:p text:style-name="P71"/>
      <text:p text:style-name="P71">autenticação instracluster = ainda vou estudar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swiss"/>
    <style:font-face style:name="Calibri2" svg:font-family="Calibri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mbol" svg:font-family="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Calibri2" fo:font-size="11pt" fo:language="pt" fo:country="BR" style:font-name-asian="DejaVu Sans" style:font-size-asian="12pt" style:language-asian="zh" style:country-asian="CN" style:font-name-complex="Noto Sans Arabic UI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2" fo:font-size="11pt" fo:language="pt" fo:country="BR" style:font-name-asian="DejaVu Sans" style:font-size-asian="12pt" style:language-asian="zh" style:country-asian="CN" style:font-name-complex="Noto Sans Arabic UI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1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Teletype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24T06:59:05.240366144</dc:date>
    <meta:editing-duration>PT9H38M</meta:editing-duration>
    <meta:editing-cycles>37</meta:editing-cycles>
    <meta:generator>LibreOffice/7.3.1.3$Linux_X86_64 LibreOffice_project/30$Build-3</meta:generator>
    <meta:document-statistic meta:table-count="2" meta:image-count="0" meta:object-count="0" meta:page-count="11" meta:paragraph-count="251" meta:word-count="1413" meta:character-count="12747" meta:non-whitespace-character-count="10849"/>
  </office:meta>
</office:document-meta>
</file>